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0pt" fo:language="fr" fo:country="FR" style:font-size-asian="10pt" style:font-size-complex="10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style:font-name="Gill Sans MT_CCJU1"/>
    </style:style>
    <style:style style:name="T8" style:family="text">
      <style:text-properties style:font-name="Gill Sans MT_CCJU1" fo:language="fr" fo:country="FR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>%=NSS=%</text:p>
      <text:p text:style-name="P6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1"/><text:p text:style-name="P9"><text:span text:style-name="T7">%=B_MONTANT_VERS_ASSURE</text:span><text:span text:style-name="T8">=%</text:span><text:span text:style-name="T7"><text:tab/>%=MONTANT_VERS_ASSURE=%</text:span></text:p><text:p text:style-name="P10">%=B_MONTANT_HOME=%<text:tab/>%=MONTANT_HOME=%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8">%=<text:span text:style-name="T9">B_MONTANT_VERSEE_ASS2=%</text:span></text:p></table:table-cell></table:table-row></table:table><text:p text:style-name="P12"/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7"/>
      <text:p text:style-name="P33">%=remLineWhenBlank(REMARQUES,1)=%</text:p>
      <text:p text:style-name="P4">%=remLineWhenBlank(TXT_REMARQUES,1)=%</text:p>
      <text:p text:style-name="P8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8569606502614864668" text:style-name="L1">
        <text:list-item>
          <text:p text:style-name="P40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6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8-19T10:19:12.83</dc:date>
    <meta:print-date>2011-02-22T10:58:36</meta:print-date>
    <meta:editing-cycles>180</meta:editing-cycles>
    <meta:editing-duration>P1DT14H38M31S</meta:editing-duration>
    <meta:document-statistic meta:table-count="3" meta:image-count="0" meta:object-count="0" meta:page-count="2" meta:paragraph-count="45" meta:word-count="54" meta:character-count="1292"/>
    <dc:creator>Nicolas Vatin</dc:creator>
    <meta:user-defined meta:name="Info 1"/>
    <meta:user-defined meta:name="Info 2"/>
    <meta:user-defined meta:name="Info 3"/>
    <meta:user-defined meta:name="Info 4"/>
  </office:meta>
</office:document-meta>
</file>